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f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<text:span text:style-name="T1">eci est un fichier LibreOffice Wri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8:36:00.815000000</meta:creation-date>
    <dc:date>2019-12-08T18:36:31.876000000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8" meta:non-whitespace-character-count="33"/>
    <meta:generator>LibreOffice/4.2.8.2$Windows_x86 LibreOffice_project/48d50dbfc06349262c9d50868e5c1f630a573ebd</meta:generator>
  </office:meta>
</office:document-meta>
</file>